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508cm" fo:margin-right="0cm" fo:text-align="start" text:enable-numbering="true" fo:text-indent="-0.508cm"/>
    </style:style>
    <style:style style:name="P3" style:family="paragraph">
      <style:paragraph-properties fo:margin-left="0.889cm" fo:margin-right="0cm" fo:text-align="start" text:enable-numbering="false" fo:text-indent="-0.635cm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3.6cm" fo:margin-right="0cm" text:enable-numbering="false" fo:text-indent="-0.6cm"/>
    </style:style>
    <style:style style:name="P9" style:family="paragraph">
      <style:paragraph-properties fo:margin-left="4.8cm" fo:margin-right="0cm" text:enable-numbering="false" fo:text-indent="-0.6cm"/>
    </style:style>
    <style:style style:name="P10" style:family="paragraph">
      <style:paragraph-properties fo:margin-left="1.2cm" fo:margin-right="0cm" fo:text-align="start" fo:text-indent="-0.9cm"/>
    </style:style>
    <style:style style:name="P11" style:family="paragraph">
      <style:paragraph-properties fo:margin-left="2.4cm" fo:margin-right="0cm" fo:text-align="start" fo:text-indent="-0.8cm"/>
    </style:style>
    <style:style style:name="P12" style:family="paragraph">
      <style:paragraph-properties fo:margin-left="3.6cm" fo:margin-right="0cm" fo:text-align="start" fo:text-indent="-0.6cm"/>
    </style:style>
    <style:style style:name="P13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 fo:font-size="18pt" fo:font-style="italic" fo:font-weight="bold"/>
    </style:style>
    <style:style style:name="T2" style:family="text">
      <style:text-properties fo:font-size="18pt" fo:font-style="italic" fo:font-weight="bold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fo:color="#23ff23" fo:font-size="22pt" fo:font-weight="bold"/>
    </style:style>
    <style:style style:name="T6" style:family="text">
      <style:text-properties fo:color="#ffcc99" fo:font-size="22pt" fo:font-weight="bold"/>
    </style:style>
    <style:style style:name="T7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508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fo:color="#ffffff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5">
      <text:list-level-style-number text:level="1" style:num-suffix=")" style:num-format="1">
        <style:list-level-properties text:space-before="0.254cm" text:min-label-width="0.635cm" fo:text-align="end"/>
        <style:text-properties fo:color="#ffffff" fo:font-size="100%"/>
      </text:list-level-style-number>
      <text:list-level-style-number text:level="2" style:num-suffix=")" style:num-format="1">
        <style:list-level-properties text:space-before="0.508cm" text:min-label-width="0.635cm" fo:text-align="end"/>
        <style:text-properties fo:color="#ffffff" fo:font-size="100%"/>
      </text:list-level-style-number>
      <text:list-level-style-number text:level="3" style:num-suffix=")" style:num-format="1">
        <style:list-level-properties text:space-before="0.762cm" text:min-label-width="0.635cm" fo:text-align="end"/>
        <style:text-properties fo:color="#ffffff" fo:font-size="100%"/>
      </text:list-level-style-number>
      <text:list-level-style-number text:level="4" style:num-suffix=")" style:num-format="1">
        <style:list-level-properties text:space-before="1.016cm" text:min-label-width="0.635cm" fo:text-align="end"/>
        <style:text-properties fo:color="#ffffff" fo:font-size="100%"/>
      </text:list-level-style-number>
      <text:list-level-style-number text:level="5" style:num-suffix=")" style:num-format="1">
        <style:list-level-properties text:space-before="1.27cm" text:min-label-width="0.635cm" fo:text-align="end"/>
        <style:text-properties fo:color="#ffffff" fo:font-size="100%"/>
      </text:list-level-style-number>
      <text:list-level-style-number text:level="6" style:num-suffix=")" style:num-format="1">
        <style:list-level-properties text:space-before="1.524cm" text:min-label-width="0.635cm" fo:text-align="end"/>
        <style:text-properties fo:color="#ffffff" fo:font-size="100%"/>
      </text:list-level-style-number>
      <text:list-level-style-number text:level="7" style:num-suffix=")" style:num-format="1">
        <style:list-level-properties text:space-before="1.778cm" text:min-label-width="0.635cm" fo:text-align="end"/>
        <style:text-properties fo:color="#ffffff" fo:font-size="100%"/>
      </text:list-level-style-number>
      <text:list-level-style-number text:level="8" style:num-suffix=")" style:num-format="1">
        <style:list-level-properties text:space-before="2.032cm" text:min-label-width="0.635cm" fo:text-align="end"/>
        <style:text-properties fo:color="#ffffff" fo:font-size="100%"/>
      </text:list-level-style-number>
      <text:list-level-style-number text:level="9" style:num-suffix=")" style:num-format="1">
        <style:list-level-properties text:space-before="2.286cm" text:min-label-width="0.635cm" fo:text-align="end"/>
        <style:text-properties fo:color="#ffffff" fo:font-size="100%"/>
      </text:list-level-style-number>
      <text:list-level-style-number text:level="10" style:num-suffix=")" style:num-format="1">
        <style:list-level-properties text:space-before="2.54cm" text:min-label-width="0.635cm" fo:text-align="end"/>
        <style:text-properties fo:color="#ffffff" fo:font-size="100%"/>
      </text:list-level-style-number>
    </text:list-style>
  </office:automatic-styles>
  <office:body>
    <office:presentation>
      <presentation:footer-decl presentation:name="ftr1">CMPT14x: §10.0-10.7, Py tut §9.0-9.2</presentation:footer-decl>
      <presentation:footer-decl presentation:name="ftr2">CMPTxxxx</presentation:footer-decl>
      <presentation:date-time-decl presentation:name="dtd1" presentation:source="fixed">15 Nov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905cm" svg:height="4.58cm" svg:x="1.4cm" svg:y="1.736cm" presentation:class="title" presentation:user-transformed="true">
          <draw:text-box>
            <text:p text:style-name="P1">§10.0-10.7, Py tut §9.0-9.2: Scope<text:line-break/>§11.2: Backtracking (Knight's Tour)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5 Nov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739cm" svg:height="3.987cm" svg:x="20.32cm" svg:y="8.501cm">
          <text:list text:style-name="L3">
            <text:list-item>
              <text:p text:style-name="P2"><text:span text:style-name="T1">HW09</text:span><text:span text:style-name="T2"> due today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last time (Py tut §9.2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Namespac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Purpose</text:span>: avoid name conflic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Default</text:span> (built-in) namespac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Global</text:span> namespace for each file/modu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Local</text:span> namespace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Function</text:span> invoc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Class</text:span> defini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cope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“A <text:span text:style-name="T3">scope</text:span> is a <text:span text:style-name="T3">textual</text:span> region of a Python program where a namespace is <text:span text:style-name="T3">directly</text:span> <text:span text:style-name="T3">accessible</text:span>.”</text:p>
              </text:list-item>
            </text:list>
            <text:list text:style-name="L4">
              <text:list-item>
                <text:list>
                  <text:list-item>
                    <text:p text:style-name="P6">Can access without using <text:span text:style-name="T3">module</text:span> nam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e.g., <text:span text:style-name="T4">pi</text:span> rather than <text:span text:style-name="T4">math.pi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Scope deals with the <text:span text:style-name="T3">order</text:span> in which namespaces are searched to <text:span text:style-name="T3">resolve</text:span> a name</text:p>
              </text:list-item>
            </text:list>
            <text:list text:style-name="L4">
              <text:list-item>
                <text:list>
                  <text:list-item>
                    <text:p text:style-name="P6">First search <text:span text:style-name="T3">local</text:span> scop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hen search <text:span text:style-name="T3">enclosing</text:span> functions/class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hen search <text:span text:style-name="T3">global</text:span> scope for that file/modu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hen search <text:span text:style-name="T3">built-in</text:span> nam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New names add to local scope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New names are <text:span text:style-name="T3">created</text:span> by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Assignment</text:span>: <text:span text:style-name="T4">x = 5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Function</text:span> definitions: <text:span text:style-name="T4">def factorial(n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Class</text:span> definitions: <text:span text:style-name="T4">class Fraction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Imports</text:span>: <text:span text:style-name="T4">from math import *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New</text:span> names always add to the <text:span text:style-name="T3">local</text:span> scope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def distance(x1, y1, x2, y2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5">from math import sqr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5">return sqrt((x2-x1)**2 + (y2-y1)**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sqr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# not defined here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he <text:span text:style-name="T7">global</text:span> directive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Names outside the <text:span text:style-name="T3">local</text:span> scope are <text:span text:style-name="T3">read-only</text:span></text:p>
              </text:list-item>
            </text:list>
            <text:list text:style-name="L4">
              <text:list-item>
                <text:list>
                  <text:list-item>
                    <text:p text:style-name="P6">Attempts to <text:span text:style-name="T3">modify</text:span> them result in creating a new <text:span text:style-name="T3">local cop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G1 = 'global'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def fun(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5">G1 = 'local'</text:span><text:span text:style-name="T5"><text:tab/></text:span><text:span text:style-name="T5"><text:tab/></text:span><text:span text:style-name="T6"># creates local copy of G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fun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G1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# G1 is unchange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The <text:span text:style-name="T4">global</text:span> directive says that references to those names refer to the file/module's <text:span text:style-name="T3">global</text:span> scop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Backtracking: recursion appl.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Knight's tour</text:span> classic chess problem:</text:p>
              </text:list-item>
            </text:list>
            <text:list text:style-name="L4">
              <text:list-item>
                <text:list>
                  <text:list-item>
                    <text:p text:style-name="P6">Find a sequence of legal <text:span text:style-name="T3">knight</text:span> moves that touches <text:span text:style-name="T3">every square</text:span> of the board onc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Input: <text:span text:style-name="T3">size</text:span> of board, <text:span text:style-name="T3">starting</text:span> posi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Output: sequence of board <text:span text:style-name="T3">coordinates</text:span> (x,y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0">Algorithm:</text:p>
              </text:list-item>
            </text:list>
            <text:list text:style-name="L4">
              <text:list-item>
                <text:list>
                  <text:list-item>
                    <text:p text:style-name="P11">Find <text:span text:style-name="T3">possible</text:span> moves from current posi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Omit squares we've already <text:span text:style-name="T3">touche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For each move, take the move and <text:span text:style-name="T3">recur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If no possible moves, <text:span text:style-name="T3">return</text:span> (backtrack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Lab08</text:span> due this week:</text:p>
              </text:list-item>
            </text:list>
            <text:list text:style-name="L4">
              <text:list-item>
                <text:list>
                  <text:list-item>
                    <text:p text:style-name="P6">Robust user input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HW09</text:span> due Wed:</text:p>
              </text:list-item>
            </text:list>
            <text:list text:style-name="L4">
              <text:list-item>
                <text:list>
                  <text:list-item>
                    <text:p text:style-name="P6">Wrapper for open()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Midterm</text:span> next week: Wed 22Nov</text:p>
              </text:list-item>
            </text:list>
            <text:list text:style-name="L4">
              <text:list-item>
                <text:list>
                  <text:list-item>
                    <text:p text:style-name="P6">M2 chs9-10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y ch10-14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6-10-30T09:58:23</meta:creation-date>
    <dc:creator>Sean Ho</dc:creator>
    <dc:date>2006-11-15T14:35:43</dc:date>
    <dc:language>en-US</dc:language>
    <meta:editing-cycles>44</meta:editing-cycles>
    <meta:editing-duration>PT18H46M5S</meta:editing-duration>
    <meta:user-defined meta:name="Info 1"/>
    <meta:user-defined meta:name="Info 2"/>
    <meta:user-defined meta:name="Info 3"/>
    <meta:user-defined meta:name="Info 4"/>
    <meta:document-statistic meta:object-count="186"/>
  </office:meta>
</office:document-meta>
</file>